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 </text:p>
          </table:table-cell>
          <table:table-cell office:value-type="string">
            <text:p>deaths <text:a xlink:href="http://www.cbs.nl/">www.cbs.nl</text:a>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92043">
            <text:p>92043</text:p>
          </table:table-cell>
          <table:table-cell table:number-columns-repeated="3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89967">
            <text:p>89967</text:p>
          </table:table-cell>
          <table:table-cell table:number-columns-repeated="3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86248">
            <text:p>86248</text:p>
          </table:table-cell>
          <table:table-cell table:number-columns-repeated="3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83933">
            <text:p>83933</text:p>
          </table:table-cell>
          <table:table-cell table:number-columns-repeated="3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87091">
            <text:p>87091</text:p>
          </table:table-cell>
          <table:table-cell table:number-columns-repeated="3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85016">
            <text:p>85016</text:p>
          </table:table-cell>
          <table:table-cell table:number-columns-repeated="3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83259">
            <text:p>83259</text:p>
          </table:table-cell>
          <table:table-cell table:number-columns-repeated="3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82250">
            <text:p>82250</text:p>
          </table:table-cell>
          <table:table-cell table:number-columns-repeated="3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86936">
            <text:p>86936</text:p>
          </table:table-cell>
          <table:table-cell table:number-columns-repeated="3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80283">
            <text:p>80283</text:p>
          </table:table-cell>
          <table:table-cell table:number-columns-repeated="3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79984">
            <text:p>79984</text:p>
          </table:table-cell>
          <table:table-cell table:number-columns-repeated="3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86786">
            <text:p>86786</text:p>
          </table:table-cell>
          <table:table-cell table:number-columns-repeated="3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74647">
            <text:p>74647</text:p>
          </table:table-cell>
          <table:table-cell table:number-columns-repeated="3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75867">
            <text:p>75867</text:p>
          </table:table-cell>
          <table:table-cell table:number-columns-repeated="3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77739">
            <text:p>77739</text:p>
          </table:table-cell>
          <table:table-cell table:number-columns-repeated="3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79613">
            <text:p>79613</text:p>
          </table:table-cell>
          <table:table-cell table:number-columns-repeated="3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84024">
            <text:p>84024</text:p>
          </table:table-cell>
          <table:table-cell table:number-columns-repeated="3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87273">
            <text:p>87273</text:p>
          </table:table-cell>
          <table:table-cell table:number-columns-repeated="3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115440">
            <text:p>115440</text:p>
          </table:table-cell>
          <table:table-cell table:number-columns-repeated="3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89646">
            <text:p>89646</text:p>
          </table:table-cell>
          <table:table-cell table:number-columns-repeated="3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81525">
            <text:p>81525</text:p>
          </table:table-cell>
          <table:table-cell table:number-columns-repeated="3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77002">
            <text:p>77002</text:p>
          </table:table-cell>
          <table:table-cell table:number-columns-repeated="3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80381">
            <text:p>80381</text:p>
          </table:table-cell>
          <table:table-cell table:number-columns-repeated="3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72809">
            <text:p>72809</text:p>
          </table:table-cell>
          <table:table-cell table:number-columns-repeated="3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71167">
            <text:p>71167</text:p>
          </table:table-cell>
          <table:table-cell table:number-columns-repeated="3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72121">
            <text:p>72121</text:p>
          </table:table-cell>
          <table:table-cell table:number-columns-repeated="3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73357">
            <text:p>73357</text:p>
          </table:table-cell>
          <table:table-cell table:number-columns-repeated="3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77614">
            <text:p>77614</text:p>
          </table:table-cell>
          <table:table-cell table:number-columns-repeated="3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73816">
            <text:p>73816</text:p>
          </table:table-cell>
          <table:table-cell table:number-columns-repeated="3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83224">
            <text:p>83224</text:p>
          </table:table-cell>
          <table:table-cell table:number-columns-repeated="3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71682">
            <text:p>71682</text:p>
          </table:table-cell>
          <table:table-cell table:number-columns-repeated="3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77048">
            <text:p>77048</text:p>
          </table:table-cell>
          <table:table-cell table:number-columns-repeated="3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73059">
            <text:p>73059</text:p>
          </table:table-cell>
          <table:table-cell table:number-columns-repeated="3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72096">
            <text:p>72096</text:p>
          </table:table-cell>
          <table:table-cell table:number-columns-repeated="3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70164">
            <text:p>70164</text:p>
          </table:table-cell>
          <table:table-cell table:number-columns-repeated="3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73660">
            <text:p>73660</text:p>
          </table:table-cell>
          <table:table-cell table:number-columns-repeated="3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73923">
            <text:p>73923</text:p>
          </table:table-cell>
          <table:table-cell table:number-columns-repeated="3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75516">
            <text:p>75516</text:p>
          </table:table-cell>
          <table:table-cell table:number-columns-repeated="3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77043">
            <text:p>77043</text:p>
          </table:table-cell>
          <table:table-cell table:number-columns-repeated="3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75841">
            <text:p>75841</text:p>
          </table:table-cell>
          <table:table-cell table:number-columns-repeated="3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87722">
            <text:p>87722</text:p>
          </table:table-cell>
          <table:table-cell table:number-columns-repeated="3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89716">
            <text:p>89716</text:p>
          </table:table-cell>
          <table:table-cell table:number-columns-repeated="3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76040">
            <text:p>76040</text:p>
          </table:table-cell>
          <table:table-cell table:number-columns-repeated="3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91438">
            <text:p>91438</text:p>
          </table:table-cell>
          <table:table-cell table:number-columns-repeated="3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108087">
            <text:p>108087</text:p>
          </table:table-cell>
          <table:table-cell table:number-columns-repeated="3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41398">
            <text:p>141398</text:p>
          </table:table-cell>
          <table:table-cell table:number-columns-repeated="3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80151">
            <text:p>80151</text:p>
          </table:table-cell>
          <table:table-cell table:number-columns-repeated="3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77646">
            <text:p>77646</text:p>
          </table:table-cell>
          <table:table-cell table:number-columns-repeated="3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72459">
            <text:p>72459</text:p>
          </table:table-cell>
          <table:table-cell table:number-columns-repeated="3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81077">
            <text:p>81077</text:p>
          </table:table-cell>
          <table:table-cell table:number-columns-repeated="3"/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75929">
            <text:p>75929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77560">
            <text:p>77560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76346">
            <text:p>76346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80901">
            <text:p>80901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79623">
            <text:p>79623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81708">
            <text:p>81708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84809">
            <text:p>84809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82961">
            <text:p>82961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84491">
            <text:p>84491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86072">
            <text:p>86072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87825">
            <text:p>87825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88321">
            <text:p>88321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93969">
            <text:p>93969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95734">
            <text:p>95734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93437">
            <text:p>93437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98026">
            <text:p>98026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100516">
            <text:p>100516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99792">
            <text:p>99792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104989">
            <text:p>104989</text:p>
          </table:table-cell>
          <table:table-cell table:formula="of:=[.B70]-[.C7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107615">
            <text:p>107615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109619">
            <text:p>109619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110243">
            <text:p>110243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113576">
            <text:p>113576</text:p>
          </table:table-cell>
          <table:table-cell table:formula="of:=[.B74]-[.C7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110682">
            <text:p>110682</text:p>
          </table:table-cell>
          <table:table-cell table:formula="of:=[.B75]-[.C7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109250">
            <text:p>109250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113737">
            <text:p>113737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114454">
            <text:p>114454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110093">
            <text:p>110093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114415">
            <text:p>114415</text:p>
          </table:table-cell>
          <table:table-cell table:formula="of:=[.B80]-[.C8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112565">
            <text:p>112565</text:p>
          </table:table-cell>
          <table:table-cell table:formula="of:=[.B81]-[.C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114279">
            <text:p>114279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115515">
            <text:p>115515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117264">
            <text:p>117264</text:p>
          </table:table-cell>
          <table:table-cell table:formula="of:=[.B84]-[.C8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117761">
            <text:p>117761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119812">
            <text:p>119812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122704">
            <text:p>122704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125307">
            <text:p>125307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122199">
            <text:p>122199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124163">
            <text:p>124163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128905">
            <text:p>128905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128824">
            <text:p>128824</text:p>
          </table:table-cell>
          <table:table-cell table:formula="of:=[.B92]-[.C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129958">
            <text:p>129958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129887">
            <text:p>129887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137795">
            <text:p>137795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133471">
            <text:p>133471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135675">
            <text:p>135675</text:p>
          </table:table-cell>
          <table:table-cell table:formula="of:=[.B97]-[.C9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137561">
            <text:p>137561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135783">
            <text:p>135783</text:p>
          </table:table-cell>
          <table:table-cell table:formula="of:=[.B99]-[.C9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137968">
            <text:p>137968</text:p>
          </table:table-cell>
          <table:table-cell office:value-type="float" office:value="137482">
            <text:p>137482</text:p>
          </table:table-cell>
          <table:table-cell table:formula="of:=[.B100]-[.C100]" office:value-type="float" office:value="486">
            <text:p>486</text:p>
          </table:table-cell>
          <table:table-cell table:formula="of:=[.D100]/[.C100]*100" office:value-type="float" office:value="0.353500821925779">
            <text:p>0,3535008219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140487">
            <text:p>140487</text:p>
          </table:table-cell>
          <table:table-cell table:formula="of:=[.B101]-[.C10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40527">
            <text:p>140527</text:p>
          </table:table-cell>
          <table:table-cell table:formula="of:=[.B102]-[.C10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140377">
            <text:p>140377</text:p>
          </table:table-cell>
          <table:table-cell table:formula="of:=[.B103]-[.C10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142355">
            <text:p>142355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141936">
            <text:p>141936</text:p>
          </table:table-cell>
          <table:table-cell table:formula="of:=[.B105]-[.C10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36553">
            <text:p>136553</text:p>
          </table:table-cell>
          <table:table-cell table:formula="of:=[.B106]-[.C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136402">
            <text:p>136402</text:p>
          </table:table-cell>
          <table:table-cell table:formula="of:=[.B107]-[.C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135372">
            <text:p>135372</text:p>
          </table:table-cell>
          <table:table-cell table:formula="of:=[.B108]-[.C10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133022">
            <text:p>133022</text:p>
          </table:table-cell>
          <table:table-cell table:formula="of:=[.B109]-[.C10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135136">
            <text:p>135136</text:p>
          </table:table-cell>
          <table:table-cell table:formula="of:=[.B110]-[.C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134235">
            <text:p>134235</text:p>
          </table:table-cell>
          <table:table-cell table:formula="of:=[.B111]-[.C1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136058">
            <text:p>136058</text:p>
          </table:table-cell>
          <table:table-cell table:formula="of:=[.B112]-[.C1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135741">
            <text:p>135741</text:p>
          </table:table-cell>
          <table:table-cell table:formula="of:=[.B113]-[.C1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140813">
            <text:p>140813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141245">
            <text:p>141245</text:p>
          </table:table-cell>
          <table:table-cell table:formula="of:=[.B115]-[.C1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39073">
            <text:p>139073</text:p>
          </table:table-cell>
          <table:table-cell office:value-type="float" office:value="139223">
            <text:p>139223</text:p>
          </table:table-cell>
          <table:table-cell table:formula="of:=[.B116]-[.C116]" office:value-type="float" office:value="-150">
            <text:p>-150</text:p>
          </table:table-cell>
          <table:table-cell table:formula="of:=[.D116]/[.C116]*100" office:value-type="float" office:value="-0.107740818686568">
            <text:p>-0,1077408187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147134">
            <text:p>147134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148997">
            <text:p>148997</text:p>
          </table:table-cell>
          <table:table-cell table:formula="of:=[.B118]-[.C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150214">
            <text:p>150214</text:p>
          </table:table-cell>
          <table:table-cell table:formula="of:=[.B119]-[.C1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53363">
            <text:p>153363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151885">
            <text:p>151885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168678">
            <text:p>168678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170972">
            <text:p>170972</text:p>
          </table:table-cell>
          <table:table-cell table:formula="of:=[.B123]-[.C1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169937">
            <text:p>169937</text:p>
          </table:table-cell>
          <table:table-cell office:value-type="float" office:value="170112">
            <text:p>170112</text:p>
          </table:table-cell>
          <table:table-cell table:formula="of:=[.B124]-[.C124]" office:value-type="float" office:value="-175">
            <text:p>-175</text:p>
          </table:table-cell>
          <table:table-cell table:formula="of:=[.D124]/[.C124]*100" office:value-type="float" office:value="-0.102873401053424">
            <text:p>-0,1028734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59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2:59:47.57</dc:date>
    <dc:creator>Andrzej Bystrzycki</dc:creator>
    <meta:generator>OpenOffice.org/3.3$Win32 OpenOffice.org_project/330m20$Build-9567</meta:generator>
    <meta:editing-duration>PT1M58S</meta:editing-duration>
    <meta:editing-cycles>1</meta:editing-cycles>
    <meta:document-statistic meta:table-count="1" meta:cell-count="398" meta:object-count="0"/>
  </office:meta>
</office:document-meta>
</file>